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79d1c" fo:font-size="60pt" fo:language="ru" fo:country="RU" fo:font-weight="bold" style:font-size-asian="60pt" style:font-weight-asian="bold" style:font-size-complex="60pt" style:language-complex="ar" style:country-complex="DZ" style:font-weight-complex="bold"/>
    </style:style>
    <style:style style:name="P2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style:use-window-font-color="true" fo:font-size="40pt" fo:language="ru" fo:country="RU" fo:font-weight="normal" style:font-size-asian="40pt" style:font-weight-asian="normal" style:font-size-complex="40pt" style:language-complex="ar" style:country-complex="DZ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ЕЛЬБА</text:p>
      <text:list xml:id="list8718034286269730274" text:style-name="L3">
        <text:list-item>
          <text:p text:style-name="P2"><text:span text:style-name="T1">Проверка нажатия.</text:span></text:p>
        </text:list-item>
        <text:list-item>
          <text:p text:style-name="P2"><text:span text:style-name="T1">Объект (снаряд) появился.</text:span></text:p>
        </text:list-item>
        <text:list-item>
          <text:p text:style-name="P2"><text:span text:style-name="T1">Снаряд в списке.</text:span></text:p>
        </text:list-item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30T19:57:25.84</meta:creation-date>
    <meta:document-statistic meta:table-count="0" meta:image-count="0" meta:object-count="0" meta:page-count="1" meta:paragraph-count="4" meta:word-count="12" meta:character-count="75"/>
    <dc:date>2021-03-30T20:51:45.23</dc:date>
    <meta:editing-duration>PT39M9S</meta:editing-duration>
    <meta:editing-cycles>1</meta:editing-cycles>
    <meta:generator>OpenOffice/4.1.7$Win32 OpenOffice.org_project/417m1$Build-9800</meta:generator>
  </office:meta>
</office:document-meta>
</file>